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5.215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2.548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3.43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351cm" svg:height="1.673cm" svg:x="6.825cm" svg:y="1.889cm">
          <draw:text-box>
            <text:p text:style-name="P1">Numerically Controlled Oscillator</text:p>
          </draw:text-box>
        </draw:frame>
        <draw:connector draw:style-name="gr2" draw:text-style-name="P3" draw:layer="layout" draw:type="curve" svg:x1="8.441cm" svg:y1="10.271cm" svg:x2="20.558cm" svg:y2="9.763cm" draw:start-shape="id1" draw:start-glue-point="1" draw:end-shape="id2" draw:end-glue-point="3" svg:d="M8441 10271c9087 0 3029-508 12117-508" svg:viewBox="0 0 12118 509">
          <text:p/>
        </draw:connector>
        <draw:custom-shape draw:style-name="gr3" draw:text-style-name="P3" xml:id="id4" draw:id="id4" draw:layer="layout" svg:width="5.715cm" svg:height="0.762cm" svg:x="4.504cm" svg:y="8.747cm">
          <text:p text:style-name="P1">+ frequency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048cm" svg:height="0.762cm" svg:x="20.558cm" svg:y="9.382cm">
          <text:p text:style-name="P1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3.048cm" svg:height="0.762cm" svg:x="20.558cm" svg:y="10.305cm">
          <text:p text:style-name="P1">-s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8.441cm" svg:y1="10.271cm" svg:x2="20.558cm" svg:y2="10.686cm" draw:start-shape="id1" draw:start-glue-point="1" draw:end-shape="id3" draw:end-glue-point="3" svg:d="M8441 10271c9087 0 3029 415 12117 415" svg:viewBox="0 0 12118 416">
          <text:p/>
        </draw:connector>
        <draw:custom-shape draw:style-name="gr5" draw:text-style-name="P3" xml:id="id1" draw:id="id1" draw:layer="layout" svg:width="3.937cm" svg:height="0.762cm" svg:x="4.504cm" svg:y="9.89cm">
          <text:p text:style-name="P1">accumulato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8.441cm" svg:y1="10.271cm" svg:x2="10.219cm" svg:y2="9.128cm" draw:start-shape="id1" draw:start-glue-point="1" draw:end-shape="id4" draw:end-glue-point="1" svg:d="M8441 10271c3442 0 2553-1143 1778-1143" svg:viewBox="0 0 2490 1144">
          <text:p/>
        </draw:connector>
        <draw:connector draw:style-name="gr2" draw:text-style-name="P3" draw:layer="layout" draw:type="curve" svg:x1="4.504cm" svg:y1="9.128cm" svg:x2="4.504cm" svg:y2="10.271cm" draw:start-shape="id4" draw:start-glue-point="3" draw:end-shape="id1" draw:end-glue-point="3" svg:d="M4504 9128c-778 0-778 1143 0 1143" svg:viewBox="0 0 584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6-12-04T11:35:19.966128625</dc:date>
    <meta:editing-duration>PT19M38S</meta:editing-duration>
    <meta:editing-cycles>4</meta:editing-cycles>
    <meta:generator>LibreOffice/5.2.2.2$Linux_X86_64 LibreOffice_project/20m0$Build-2</meta:generator>
    <meta:document-statistic meta:object-count="9"/>
  </office:meta>
</office:document-meta>
</file>